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cm" fo:padding-top="-0.045cm" fo:padding-bottom="-0.045cm" fo:padding-left="-0.045cm" fo:padding-right="-0.04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2cm" fo:min-width="4.667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2.143cm" svg:y="0cm"/>
          <draw:glue-point draw:id="7" svg:x="2.143cm" svg:y="0cm"/>
          <draw:circle draw:style-name="gr1" draw:layer="layout" svg:width="2cm" svg:height="2cm" svg:x="1.333cm" svg:y="0cm">
            <text:p/>
          </draw:circle>
          <draw:path draw:style-name="gr2" draw:layer="layout" svg:width="1.5cm" svg:height="0.622cm" svg:x="1.567cm" svg:y="0.256cm" svg:viewBox="0 0 1501 623" svg:d="m0 623c65-748 1305-884 1501-68">
            <text:p/>
          </draw:path>
          <draw:polygon draw:style-name="gr3" draw:layer="layout" svg:width="0.3cm" svg:height="0.4cm" svg:x="2.9cm" svg:y="0.733cm" svg:viewBox="0 0 301 401" draw:points="180,401 0,0 180,66 301,0">
            <text:p/>
          </draw:polygon>
          <draw:frame draw:style-name="gr4" draw:layer="layout" svg:width="4.667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Circulator</dc:title>
    <meta:creation-date>2011-02-07T16:50:1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